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cc6a" officeooo:paragraph-rsid="001bcc6a"/>
    </style:style>
    <style:style style:name="P2" style:family="paragraph" style:parent-style-name="Standard">
      <style:text-properties officeooo:rsid="001c2584" officeooo:paragraph-rsid="001c2584"/>
    </style:style>
    <style:style style:name="P3" style:family="paragraph" style:parent-style-name="Standard">
      <style:text-properties officeooo:rsid="001dfc32" officeooo:paragraph-rsid="001dfc32"/>
    </style:style>
    <style:style style:name="P4" style:family="paragraph" style:parent-style-name="Standard">
      <style:text-properties officeooo:rsid="001e2818" officeooo:paragraph-rsid="001e2818"/>
    </style:style>
    <style:style style:name="P5" style:family="paragraph" style:parent-style-name="Standard">
      <style:text-properties fo:color="#000000" style:font-name="Liberation Serif" fo:font-size="12pt" officeooo:rsid="001e2818" officeooo:paragraph-rsid="001e2818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20c821" officeooo:paragraph-rsid="0020c821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fo:font-style="italic" officeooo:rsid="001e2818" officeooo:paragraph-rsid="001e2818" style:font-size-asian="12pt" style:font-style-asian="italic" style:font-size-complex="12pt" style:font-style-complex="italic"/>
    </style:style>
    <style:style style:name="P8" style:family="paragraph" style:parent-style-name="Standard">
      <style:text-properties fo:color="#ff0000" style:font-name="Liberation Serif" fo:font-size="12pt" officeooo:rsid="001e2818" officeooo:paragraph-rsid="001e2818" style:font-size-asian="12pt" style:font-size-complex="12pt"/>
    </style:style>
    <style:style style:name="P9" style:family="paragraph" style:parent-style-name="Standard">
      <style:text-properties fo:font-style="italic" officeooo:rsid="001c2584" officeooo:paragraph-rsid="001c2584" style:font-style-asian="italic" style:font-style-complex="italic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bcc6a" officeooo:paragraph-rsid="001bcc6a"/>
    </style:style>
    <style:style style:name="T1" style:family="text">
      <style:text-properties officeooo:rsid="001e2402"/>
    </style:style>
    <style:style style:name="T2" style:family="text">
      <style:text-properties officeooo:rsid="001e2818"/>
    </style:style>
    <style:style style:name="T3" style:family="text">
      <style:text-properties style:text-outline="false" fo:letter-spacing="normal" style:letter-kerning="false"/>
    </style:style>
    <style:style style:name="T4" style:family="text">
      <style:text-properties style:text-outline="false" fo:letter-spacing="normal" officeooo:rsid="001f0af3" style:letter-kerning="false"/>
    </style:style>
    <style:style style:name="T5" style:family="text">
      <style:text-properties officeooo:rsid="001fda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titehtävä 1</text:p>
      <text:p text:style-name="P1"/>
      <text:p text:style-name="P1">Harjoitusympäristö: Suoritin harjoitusta kotonani 30.3. - 5.4. välisenä aikana. Harjoituksessa on käytetty Xubuntu 10.04 LTS 64bit käyttöjärjestelmää live-usb tikulta.</text:p>
      <text:p text:style-name="P1"/>
      <text:p text:style-name="P1">Kone: Packard Bell</text:p>
      <text:p text:style-name="P1">Suoritin: Intel Celeron</text:p>
      <text:p text:style-name="P1">Käyttöjärjestelmä: Windows Vista</text:p>
      <text:p text:style-name="P10"/>
      <text:p text:style-name="P1"/>
      <text:p text:style-name="P2">Aloitin harjoituksen hakemalla uusimmat päivitykset komennolla:</text:p>
      <text:p text:style-name="P2"/>
      <text:p text:style-name="P9">sudo apt-get update</text:p>
      <text:p text:style-name="P2"/>
      <text:p text:style-name="P2">Kun kone oli päivitetty asensin puppetin koneelle syöttämällä komennon:</text:p>
      <text:p text:style-name="P2"/>
      <text:p text:style-name="P9">sudo apt-get install puppet</text:p>
      <text:p text:style-name="P2"/>
      <text:p text:style-name="P4">Tarkoituksena on siis rakentaa puppet moduuli, joka asentaa ssh-<text:span text:style-name="T5">palvelun</text:span>.</text:p>
      <text:p text:style-name="P2"/>
      <text:p text:style-name="P2">Tämän jälkeen loin kansiorakenteen testimoduulia varten komennoilla:</text:p>
      <text:p text:style-name="P2"/>
      <text:p text:style-name="P9">sudo mkdir -p puppet/modules/<text:span text:style-name="T2">sshd</text:span>/manifests</text:p>
      <text:p text:style-name="P9">cd puppet</text:p>
      <text:p text:style-name="P9">sudo nano modules/<text:span text:style-name="T2">sshd</text:span>/manifests/init.pp</text:p>
      <text:p text:style-name="P2"/>
      <text:p text:style-name="P3">Tänne kansioon siis luodaan <text:span text:style-name="T1">itse moduuli.</text:span></text:p>
      <text:p text:style-name="P3"/>
      <text:p text:style-name="P4">Kansion rakenne on seuraava:</text:p>
      <text:p text:style-name="P4"/>
      <text:p text:style-name="P4">class sshd {</text:p>
      <text:p text:style-name="P4"><text:tab/>package {”openssh-server”:</text:p>
      <text:p text:style-name="P4"><text:tab/><text:tab/>ensure =&gt; ”installed”,</text:p>
      <text:p text:style-name="P4"><text:tab/>}</text:p>
      <text:p text:style-name="P4"/>
      <text:p text:style-name="P4">Tämän pitäisi siis asentaa ssh-palvelu.</text:p>
      <text:p text:style-name="P4"/>
      <text:p text:style-name="P4">Koitin ajaa moduulia komennolla:</text:p>
      <text:p text:style-name="P4"/>
      <text:p text:style-name="P7"><text:span text:style-name="T3">puppet apply --modulepath modules/ -e 'class {"sshd":}'</text:span></text:p>
      <text:p text:style-name="P5"><text:span text:style-name="T3"/></text:p>
      <text:p text:style-name="P5"><text:span text:style-name="T3">Sain kuitenkin virheilmoituksen:</text:span></text:p>
      <text:p text:style-name="P5"><text:span text:style-name="T3"/></text:p>
      <text:p text:style-name="P8"><text:span text:style-name="T3">Error: Could not parse for environment production: Syntx er</text:span><text:span text:style-name="T4">r</text:span><text:span text:style-name="T3">or at '}' at line 1 on node xubuntu.zyxel.com</text:span></text:p>
      <text:p text:style-name="P8"><text:span text:style-name="T3"/></text:p>
      <text:p text:style-name="P6"><text:span text:style-name="T3">Kävin lisäämässä init.pp tiedoston loppuu vielä ”}”- merkin.</text:span></text:p>
      <text:p text:style-name="P6"><text:span text:style-name="T3"/></text:p>
      <text:p text:style-name="P6"><text:span text:style-name="T3">Koitin ajaa komentoa uudelleen, mutta sama virheilmoitus ilmaantui.</text:span>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3:58:10.031196000</meta:creation-date>
    <dc:date>2016-04-05T15:44:20.012230000</dc:date>
    <meta:editing-duration>PT1H28S</meta:editing-duration>
    <meta:editing-cycles>5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27" meta:word-count="149" meta:character-count="1190" meta:non-whitespace-character-count="1065"/>
  </office:meta>
</office:document-meta>
</file>